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AAAA+ArialMT" svg:font-family="DAAAAA+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2.937cm" style:rel-column-width="11322*"/>
    </style:style>
    <style:style style:name="Tabela1.B" style:family="table-column">
      <style:table-column-properties style:column-width="14.062cm" style:rel-column-width="54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able_20_Contents">
      <style:text-properties fo:font-weight="bold" officeooo:paragraph-rsid="00100d07" style:font-weight-asian="bold" style:font-weight-complex="bold"/>
    </style:style>
    <style:style style:name="P3" style:family="paragraph" style:parent-style-name="Table_20_Contents">
      <style:text-properties officeooo:paragraph-rsid="00100d07"/>
    </style:style>
    <style:style style:name="P4" style:family="paragraph" style:parent-style-name="Standard">
      <style:text-properties officeooo:paragraph-rsid="00100d07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weight="bold" officeooo:paragraph-rsid="00100d07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paragraph-rsid="00100d07" style:font-weight-asian="bold" style:font-weight-complex="bold"/>
    </style:style>
    <style:style style:name="P8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T1" style:family="text">
      <style:text-properties officeooo:rsid="0016197e"/>
    </style:style>
    <style:style style:name="T2" style:family="text">
      <style:text-properties officeooo:rsid="0017c1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 text:is-list-header="true"><text:span text:style-name="Strong_20_Emphasis">Integridade Referencial </text:span></text:h>
      <text:p text:style-name="P1"/>
      <text:p text:style-name="P1">Garante que um mesmo valor apareça em duas relações. </text:p>
      <text:p text:style-name="P1"/>
      <text:p text:style-name="Standard">Tradução livre da documentação "CBT Integrity Referential": </text:p>
      <text:p text:style-name="Standard"><text:a xlink:type="simple" xlink:href="http://techdocs.postgresql.org/college/002_referentialintegrity/" text:style-name="Internet_20_link" text:visited-style-name="Visited_20_Internet_20_Link">http://techdocs.postgresql.org/college/002_referentialintegrity/</text:a> </text:p>
      <text:p text:style-name="Standard"/>
      <text:p text:style-name="Standard">Integridade Referencial (relacionamento) é onde uma informação em uma tabela se refere à informações <text:span text:style-name="T1">de</text:span> outra<text:span text:style-name="T1">s</text:span> tabela<text:span text:style-name="T1">s</text:span> e o banco de dados reforça <text:span text:style-name="T2">su</text:span>a integridade. </text:p>
      <text:p text:style-name="Standard"/>
      <text:p text:style-name="Standard"><text:span text:style-name="Strong_20_Emphasis">Onde é Utilizado? </text:span></text:p>
      <text:p text:style-name="Standard">Onde pelo menos em uma tabela precisa se referir para informações em outra tabela e ambas precisam ter seus dados sincronizados. </text:p>
      <text:p text:style-name="Standard">Exemplo: uma tabela com uma lista de clientes e outra tabela com uma lista dos pedidos efetuados por eles. </text:p>
      <text:p text:style-name="Standard"/>
      <text:p text:style-name="Standard">Com integridade referencial devidamente implantada nestas tabelas, o banco irá garantir que você nunca irá cadastrar um pedido na tabela pedidos de um cliente que não exista na tabela clientes. </text:p>
      <text:p text:style-name="Standard"/>
      <text:p text:style-name="Standard">O banco pode ser instruído para automaticamente atualizar ou excluir entradas nas tabelas quando necessário. </text:p>
      <text:p text:style-name="Standard"><text:span text:style-name="Strong_20_Emphasis"/></text:p>
      <text:p text:style-name="Standard"><text:span text:style-name="Strong_20_Emphasis">Primary Key (Chave Primária)</text:span> - é o campo de uma tabela criado para que as outras tabelas relacionadas se refiram a ela por este campo. Impede mais de um registro com valores iguais. É a combinação interna de UNIQUE e NOT NULL. </text:p>
      <text:p text:style-name="Standard"/>
      <text:p text:style-name="Standard">Qualquer campo em outra tabela do banco pode se referir ao campo chave primária, desde que tenham o mesmo tipo de dados e tamanho da chave primária. </text:p>
      <text:p text:style-name="Standard"><text:span text:style-name="Strong_20_Emphasis"/></text:p>
      <text:p text:style-name="Standard"><text:span text:style-name="Strong_20_Emphasis">Exemplo: </text:span></text:p>
      <text:p text:style-name="Standard">clientes (codigo INTEGER, nome_cliente VARCHAR(60)) </text:p>
      <text:p text:style-name="Standard">codigo nome_cliente </text:p>
      <text:p text:style-name="Standard">1 PostgreSQL inc. </text:p>
      <text:p text:style-name="Standard">2 RedHat inc. </text:p>
      <text:p text:style-name="Standard">pedidos (relaciona-se à Clientes pelo campo cod_cliente) </text:p>
      <text:p text:style-name="Standard">cod_pedido cod_cliente descricao</text:p>
      <text:p text:style-name="Standard"/>
      <text:p text:style-name="Standard">Caso tentemos cadastrar um pedido com cod_cliente 2 ele será aceito. </text:p>
      <text:p text:style-name="Standard">Mas caso tentemos cadastrar um pedido com cod_cliente 3 ele será recusado pelo banco. </text:p>
      <text:p text:style-name="Standard"><text:span text:style-name="Strong_20_Emphasis"/></text:p>
      <text:p text:style-name="Standard"><text:span text:style-name="Strong_20_Emphasis">Criando uma Chave Primária </text:span></text:p>
      <text:p text:style-name="Standard">Deve ser criada quando da criação da tabela, para garantir valores exclusivos no campo. </text:p>
      <text:p text:style-name="Standard">CREATE TABLE clientes(cod_cliente BIGINT, nome_cliente VARCHAR(60) </text:p>
      <text:p text:style-name="Standard">PRIMARY KEY (cod_cliente)); </text:p>
      <text:p text:style-name="Standard"><text:span text:style-name="Strong_20_Emphasis"/></text:p>
      <text:p text:style-name="Standard"><text:span text:style-name="Strong_20_Emphasis"/></text:p>
      <text:p text:style-name="P5"><text:span text:style-name="Strong_20_Emphasis">Criando uma Chave Estrangeira (Foreign Keys) </text:span></text:p>
      <text:p text:style-name="Standard">É o campo de uma tabela que se refere ao campo Primary Key de outra. </text:p>
      <text:p text:style-name="Standard">O campo pedidos.cod_cliente refere-se ao campo clientes.codigo, então pedidos.cod_cliente é uma chave estrangeira, que é o campo que liga esta tabela a uma outra.</text:p>
      <text:p text:style-name="Standard"/>
      <text:p text:style-name="Standard">CREATE TABLE pedidos( </text:p>
      <text:p text:style-name="Standard">cod_pedido BIGINT, </text:p>
      <text:p text:style-name="Standard">cod_cliente BIGINT REFERENCES clientes, </text:p>
      <text:p text:style-name="Standard">descricao VARCHAR(60) </text:p>
      <text:p text:style-name="Standard">); </text:p>
      <text:p text:style-name="Standard">Outro exemplo: </text:p>
      <text:p text:style-name="Standard"/>
      <text:p text:style-name="Standard">FOREIGN KEY (campoa, campob) </text:p>
      <text:p text:style-name="Standard">REFERENCES tabela1 (campoa, campob) </text:p>
      <text:p text:style-name="Standard">ON UPDATE CASCADE </text:p>
      <text:p text:style-name="Standard">ON DELETE CASCADE); </text:p>
      <text:p text:style-name="Standard">Cuidado com exclusão em cascata. Somente utilize com certeza do que faz. </text:p>
      <text:p text:style-name="Standard">Dica: Caso desejemos fazer o relacionamento com um campo que não seja a chave primária, devemos passar este campo entre parênteses após o nome da tabela e o mesmo deve obrigatoriamente ser UNIQUE. </text:p>
      <text:p text:style-name="Standard">... </text:p>
      <text:p text:style-name="Standard">cod_cliente BIGINT REFERENCES clientes(nomecampo), </text:p>
      <text:p text:style-name="Standard">... </text:p>
      <text:p text:style-name="Standard"><text:span text:style-name="Strong_20_Emphasis">Parâmetros Opcionais: </text:span></text:p>
      <text:p text:style-name="Standard"><text:span text:style-name="Strong_20_Emphasis">ON UPDATE parametro e ON DELETE parametro. </text:span></text:p>
      <text:p text:style-name="Standard"><text:span text:style-name="Strong_20_Emphasis">ON UPDATE paramentros: </text:span></text:p>
      <text:p text:style-name="Standard"/>
      <text:p text:style-name="Standard"><text:span text:style-name="Strong_20_Emphasis">NO ACTION (RESTRICT)</text:span> - quando o campo chave primária está para ser atualizado a atualização é abortada caso um registro em uma tabela referenciada tenha um valor mais antigo. Este parâmetro é o default quando esta cláusula não recebe nenhum parâmetro. </text:p>
      <text:p text:style-name="Standard"> </text:p>
      <text:p text:style-name="Standard">Exemplo: ERRO Ao tentar usar:</text:p>
      <text:p text:style-name="Standard"/>
      <text:p text:style-name="Standard">UPDATE clientes SET codigo = 5 WHERE codigo = 2. </text:p>
      <text:p text:style-name="Standard"/>
      <text:p text:style-name="Standard">Ele vai tentar atualizar o código para 5 mas como em pedidos existem registros do cliente 2 haverá o erro. </text:p>
      <text:p text:style-name="Standard"/>
      <text:p text:style-name="Standard"><text:span text:style-name="Strong_20_Emphasis">CASCADE (Em Cascata)</text:span> - Quando o campo da chave primária é atualizado, registros na tabela referenciada são atualizados. </text:p>
      <text:p text:style-name="Standard"/>
      <text:p text:style-name="Standard">Exemplo: Funciona: Ao tentar usar "UPDATE clientes SET codigo = 5 WHERE codigo = 2. </text:p>
      <text:p text:style-name="Standard"/>
      <text:p text:style-name="Standard">Ele vai tentar atualizar o código para 5 e vai atualizar esta chave também na tabela pedidos.</text:p>
      <text:p text:style-name="Standard"/>
      <text:p text:style-name="Standard"><text:span text:style-name="Strong_20_Emphasis">SET NULL (atribuir NULL)</text:span> - Quando um registro na chave primária é atualizado, todos os campos dos registros referenciados a este são setados para NULL. </text:p>
      <text:p text:style-name="Standard"/>
      <text:p text:style-name="Standard">Exemplo: UPDATE clientes SET codigo = 9 WHERE codigo = 5; </text:p>
      <text:p text:style-name="Standard"/>
      <text:p text:style-name="Standard">Na clientes o codigo vai para 5 e em pedidos, todos os campos cod_cliente com valor 5 serão setados para NULL. </text:p>
      <text:p text:style-name="Standard"><text:soft-page-break/></text:p>
      <text:p text:style-name="Standard"><text:span text:style-name="Strong_20_Emphasis">SET DEFAULT (assumir o Default)</text:span> - Quando um registro na chave primária é atualizado, todos os campos nos registros relacionados são setados para seu valor DEFAULT. </text:p>
      <text:p text:style-name="Standard"/>
      <text:p text:style-name="Standard">Exemplo: se o valor default do codigo de clientes é 999, então UPDATE clientes SET codigo = 10 WHERE codigo = 2. Após esta consulta o campo código </text:p>
      <text:p text:style-name="Standard">com valor 2 em clientes vai para 999 e também todos os campos cod_cliente em pedidos. </text:p>
      <text:p text:style-name="Standard"/>
      <text:p text:style-name="Standard"><text:span text:style-name="Strong_20_Emphasis">ON DELETE parametros: </text:span></text:p>
      <text:p text:style-name="Standard"/>
      <text:p text:style-name="Standard"><text:span text:style-name="Strong_20_Emphasis">NO ACTION (RESTRICT)</text:span> - Quando um campo de chave primária está para ser deletado, a exclusão será abortada caso o valor de um registro na tabela referenciada seja mais velho. </text:p>
      <text:p text:style-name="Standard"/>
      <text:p text:style-name="Standard">Este parâmetro é o default quando esta cláusula não recebe nenhum parâmetro. </text:p>
      <text:p text:style-name="Standard"/>
      <text:p text:style-name="Standard">Exemplo: ERRO em DELETE FROM clientes WHERE codigo = 2. Não funcionará caso o cod_cliente em pedidos contenha um valor mais antigo que codigo em clientes. </text:p>
      <text:p text:style-name="Standard"/>
      <text:p text:style-name="Standard"><text:span text:style-name="Strong_20_Emphasis">CASCADE</text:span> - Quando um registro com a chave primária é excluído, todos os registros relacionados com aquela chave são excluídos. </text:p>
      <text:p text:style-name="Standard"/>
      <text:p text:style-name="Standard"><text:span text:style-name="Strong_20_Emphasis">SET NULL</text:span> - Quando um registro com a chave primária é excluído, os respectivos campos na tabela relacionada são setados para NULL. </text:p>
      <text:p text:style-name="Standard"><text:span text:style-name="Strong_20_Emphasis">SET DEFAULT</text:span> - Quando um registro com a chave primária é excluído, os campos respectivos da tabela relacionada são setados para seu valor DEFAULT. </text:p>
      <text:p text:style-name="Standard"><text:span text:style-name="Strong_20_Emphasis">Excluindo Tabelas Relacionadas </text:span></text:p>
      <text:p text:style-name="Standard"/>
      <text:p text:style-name="Standard">Para excluir tabelas relacionadas, antes devemos excluir a tabela com chave estrangeira. </text:p>
      <text:p text:style-name="Standard"/>
      <text:p text:style-name="Standard"/>
      <text:p text:style-name="Standard">PK 1 -----&gt; N FK </text:p>
      <text:p text:style-name="Standard"/>
      <text:p text:style-name="Standard">Do lado 1 é exigida uma PK ou uma constraint UNIQUE. </text:p>
      <text:p text:style-name="Standard"/>
      <text:p text:style-name="Standard">Lado 1 não permite nulos. </text:p>
      <text:p text:style-name="Standard">Lado N permite nulos mas se existir a integridade garantida. </text:p>
      <text:p text:style-name="Standard"/>
      <text:p text:style-name="Standard">PK (Chave Primária) - é formada internamente por UNIQUE e NOT NULL </text:p>
      <text:p text:style-name="Standard">UNIQUE (Chave candidata) - permite nulos </text:p>
      <text:p text:style-name="Standard">FK (Chave Estrangeira) - permite nulos, mas se um campo for nulo estará satisfeita a constrint em consequência em consequência violada a integridade. </text:p>
      <text:p text:style-name="Standard">Recomendação: sempre usar NOT NULL nos campos da FK. </text:p>
      <text:p text:style-name="Standard"/>
      <text:p text:style-name="Standard"/>
      <text:p text:style-name="P6"/>
      <text:p text:style-name="P7">Ação 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Comando</text:p>
          </table:table-cell>
          <table:table-cell table:style-name="Tabela1.B1" office:value-type="string">
            <text:p text:style-name="P2">Ação</text:p>
          </table:table-cell>
        </table:table-row>
        <table:table-row>
          <table:table-cell table:style-name="Tabela1.A2" office:value-type="string">
            <text:p text:style-name="P3">NO ACTION</text:p>
          </table:table-cell>
          <table:table-cell table:style-name="Tabela1.B2" office:value-type="string">
            <text:p text:style-name="P3">Ação default; UPDATE e DELETE não serão executados para proteget a integridade referencial.</text:p>
          </table:table-cell>
        </table:table-row>
        <table:table-row>
          <table:table-cell table:style-name="Tabela1.A2" office:value-type="string">
            <text:p text:style-name="P3">CASCADE</text:p>
          </table:table-cell>
          <table:table-cell table:style-name="Tabela1.B2" office:value-type="string">
            <text:p text:style-name="P3">Todas as FK devem ser atualizadas quando a PK mudar (com ON UPDATE). Todas as FK devem ser deletadas quando a PK for deletada (ON DELETE).</text:p>
          </table:table-cell>
        </table:table-row>
        <table:table-row>
          <table:table-cell table:style-name="Tabela1.A2" office:value-type="string">
            <text:p text:style-name="P3">SET NULL</text:p>
          </table:table-cell>
          <table:table-cell table:style-name="Tabela1.B2" office:value-type="string">
            <text:p text:style-name="P3">A FK é setada para NULL quando a PK for atualizada ou deletada.</text:p>
          </table:table-cell>
        </table:table-row>
        <table:table-row>
          <table:table-cell table:style-name="Tabela1.A2" office:value-type="string">
            <text:p text:style-name="P3">SET DEFAULT</text:p>
          </table:table-cell>
          <table:table-cell table:style-name="Tabela1.B2" office:value-type="string">
            <text:p text:style-name="P3">A FK é setada para o valor DEFAULT do campo quando a PK for atualizada ou deletada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AAAA+ArialMT" svg:font-family="DAAAAA+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02T18:28:17</meta:creation-date>
    <dc:date>2017-08-29T10:53:28.301178684</dc:date>
    <meta:editing-cycles>9</meta:editing-cycles>
    <meta:editing-duration>PT4M14S</meta:editing-duration>
    <meta:document-statistic meta:table-count="1" meta:image-count="0" meta:object-count="0" meta:page-count="4" meta:paragraph-count="88" meta:word-count="979" meta:character-count="6079" meta:non-whitespace-character-count="5114"/>
    <meta:user-defined meta:name="Informações 1"/>
    <meta:user-defined meta:name="Informações 2"/>
    <meta:user-defined meta:name="Informações 3"/>
    <meta:user-defined meta:name="Informações 4"/>
  </office:meta>
</office:document-meta>
</file>